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27cm" fo:min-width="2.321cm"/>
    </style:style>
    <style:style style:name="gr2" style:family="graphic" style:parent-style-name="standard">
      <style:graphic-properties svg:stroke-color="#000000" draw:marker-end="Arrow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24cm" fo:min-width="2.264cm"/>
    </style:style>
    <style:style style:name="gr6" style:family="graphic" style:parent-style-name="standard">
      <style:graphic-properties draw:stroke="dash" svg:stroke-color="#000000" draw:fill="none" draw:textarea-horizontal-align="justify" draw:textarea-vertical-align="middle" draw:auto-grow-height="false" fo:min-height="13.974cm" fo:min-width="25.453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1.456cm" fo:min-width="5.06cm"/>
    </style:style>
    <style:style style:name="gr9" style:family="graphic" style:parent-style-name="standard">
      <style:graphic-properties draw:textarea-horizontal-align="justify" draw:textarea-vertical-align="middle" draw:auto-grow-height="false" fo:min-height="0.682cm" fo:min-width="1.408cm"/>
    </style:style>
    <style:style style:name="gr10" style:family="graphic" style:parent-style-name="standard">
      <style:graphic-properties draw:textarea-horizontal-align="justify" draw:textarea-vertical-align="middle" draw:auto-grow-height="false" fo:min-height="0.68cm" fo:min-width="1.462cm"/>
    </style:style>
    <style:style style:name="gr11" style:family="graphic" style:parent-style-name="standard">
      <style:graphic-properties draw:textarea-horizontal-align="justify" draw:textarea-vertical-align="middle" draw:auto-grow-height="false" fo:min-height="1.398cm" fo:min-width="5.311cm"/>
    </style:style>
    <style:style style:name="gr12" style:family="graphic" style:parent-style-name="standard">
      <style:graphic-properties draw:stroke="none" draw:fill="none" fo:min-height="1.25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position="1% 100%" style:font-name="Liberation Sans1" fo:font-size="36pt" style:font-name-asian="Liberation Sans1" style:font-size-asian="36pt" style:font-name-complex="Liberation 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641cm" svg:height="2.753cm" svg:x="4.187cm" svg:y="1.635cm">
          <text:p text:style-name="P1"><text:span text:style-name="T1">Airbor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0cm -0.221cm" svg:x1="4.187cm" svg:y1="3.012cm" svg:x2="7.008cm" svg:y2="1.635cm" draw:start-shape="id1" draw:start-glue-point="5" draw:end-shape="id1" draw:end-glue-point="4" svg:d="M4187 3012h-502v-2100h3323v723" svg:viewBox="0 0 3324 2101">
          <text:p/>
        </draw:connector>
        <draw:frame draw:style-name="gr3" draw:text-style-name="P3" draw:layer="layout" svg:width="2.894cm" svg:height="0.963cm" svg:x="2.47cm" svg:y="2.682cm">
          <draw:text-box>
            <text:p>No</text:p>
          </draw:text-box>
        </draw:frame>
        <draw:connector draw:style-name="gr4" draw:text-style-name="P4" draw:layer="layout" draw:type="line" svg:x1="9.828cm" svg:y1="3.012cm" svg:x2="11.954cm" svg:y2="3.014cm" draw:start-shape="id1" draw:start-glue-point="7" draw:end-shape="id2" draw:end-glue-point="5" svg:d="M9828 3012l2126 2" svg:viewBox="0 0 2127 3">
          <text:p/>
        </draw:connector>
        <draw:custom-shape draw:style-name="gr5" draw:text-style-name="P2" xml:id="id2" draw:id="id2" draw:layer="layout" svg:width="5.526cm" svg:height="2.748cm" svg:x="11.954cm" svg:y="1.64cm">
          <text:p text:style-name="P1"><text:span text:style-name="T1">AGL &gt;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2.894cm" svg:height="0.963cm" svg:x="9.868cm" svg:y="2.056cm">
          <draw:text-box>
            <text:p>Yes</text:p>
          </draw:text-box>
        </draw:frame>
        <draw:connector draw:style-name="gr4" draw:text-style-name="P4" draw:layer="layout" draw:line-skew="0.514cm" svg:x1="14.717cm" svg:y1="4.388cm" svg:x2="7.008cm" svg:y2="4.388cm" draw:start-shape="id2" draw:start-glue-point="6" draw:end-shape="id1" draw:end-glue-point="6" svg:d="M14717 4388v1016h-7709v-1016" svg:viewBox="0 0 7710 1017">
          <text:p/>
        </draw:connector>
        <draw:frame draw:style-name="gr3" draw:text-style-name="P3" draw:layer="layout" svg:width="2.894cm" svg:height="0.963cm" svg:x="10.068cm" svg:y="4.357cm">
          <draw:text-box>
            <text:p>No</text:p>
          </draw:text-box>
        </draw:frame>
        <draw:custom-shape draw:style-name="gr6" draw:text-style-name="P4" draw:layer="layout" svg:width="25.953cm" svg:height="14.224cm" svg:x="0.717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089cm" svg:height="1.016cm" svg:x="0.584cm" svg:y="0.279cm">
          <draw:text-box>
            <text:p>~10<text:span text:style-name="T2">2 </text:span>Hz</text:p>
          </draw:text-box>
        </draw:frame>
        <draw:custom-shape draw:style-name="gr8" draw:text-style-name="P5" xml:id="id3" draw:id="id3" draw:layer="layout" svg:width="5.56cm" svg:height="1.706cm" svg:x="19.262cm" svg:y="2.15cm">
          <text:p text:style-name="P5"><text:span text:style-name="T3">AGLPOS</text:span><text:span text:style-name="T4">←</text:span><text:span text:style-name="T1">TRU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7.48cm" svg:y1="3.014cm" svg:x2="19.262cm" svg:y2="3.003cm" draw:start-shape="id2" draw:start-glue-point="7" draw:end-shape="id3" draw:end-glue-point="3" svg:d="M17480 3014l1782-11" svg:viewBox="0 0 1783 12">
          <text:p/>
        </draw:connector>
        <draw:frame draw:style-name="gr3" draw:text-style-name="P3" draw:layer="layout" svg:width="2.894cm" svg:height="0.963cm" svg:x="17.268cm" svg:y="2.157cm">
          <draw:text-box>
            <text:p>Yes</text:p>
          </draw:text-box>
        </draw:frame>
        <draw:custom-shape draw:style-name="gr9" draw:text-style-name="P2" xml:id="id4" draw:id="id4" draw:layer="layout" svg:width="3.816cm" svg:height="1.863cm" svg:x="2.788cm" svg:y="7.535cm">
          <text:p text:style-name="P1"><text:span text:style-name="T1">AGLP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0cm -0.221cm" svg:x1="2.788cm" svg:y1="8.467cm" svg:x2="4.696cm" svg:y2="7.535cm" draw:start-shape="id4" draw:start-glue-point="5" draw:end-shape="id4" draw:end-glue-point="4" svg:d="M2788 8467h-501v-1655h2409v723" svg:viewBox="0 0 2410 1656">
          <text:p/>
        </draw:connector>
        <draw:frame draw:style-name="gr3" draw:text-style-name="P3" draw:layer="layout" svg:width="2.894cm" svg:height="0.963cm" svg:x="1.071cm" svg:y="8.582cm">
          <draw:text-box>
            <text:p>No</text:p>
          </draw:text-box>
        </draw:frame>
        <draw:connector draw:style-name="gr4" draw:text-style-name="P4" draw:layer="layout" draw:type="line" svg:x1="6.604cm" svg:y1="8.467cm" svg:x2="8.555cm" svg:y2="8.469cm" draw:start-shape="id4" draw:start-glue-point="7" draw:end-shape="id5" draw:end-glue-point="5" svg:d="M6604 8467l1951 2" svg:viewBox="0 0 1952 3">
          <text:p/>
        </draw:connector>
        <draw:custom-shape draw:style-name="gr10" draw:text-style-name="P2" xml:id="id5" draw:id="id5" draw:layer="layout" svg:width="3.923cm" svg:height="1.858cm" svg:x="8.555cm" svg:y="7.54cm">
          <text:p text:style-name="P1"><text:span text:style-name="T1">AGL =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2.894cm" svg:height="0.963cm" svg:x="6.569cm" svg:y="7.656cm">
          <draw:text-box>
            <text:p>Yes</text:p>
          </draw:text-box>
        </draw:frame>
        <draw:connector draw:style-name="gr4" draw:text-style-name="P4" draw:layer="layout" draw:line-skew="0.514cm" svg:x1="10.517cm" svg:y1="9.398cm" svg:x2="4.696cm" svg:y2="9.398cm" draw:start-shape="id5" draw:start-glue-point="6" draw:end-shape="id4" draw:end-glue-point="6" svg:d="M10517 9398v1016h-5821v-1016" svg:viewBox="0 0 5822 1017">
          <text:p/>
        </draw:connector>
        <draw:frame draw:style-name="gr3" draw:text-style-name="P3" draw:layer="layout" svg:width="2.894cm" svg:height="0.963cm" svg:x="6.769cm" svg:y="9.557cm">
          <draw:text-box>
            <text:p>No</text:p>
          </draw:text-box>
        </draw:frame>
        <draw:custom-shape draw:style-name="gr11" draw:text-style-name="P5" xml:id="id6" draw:id="id6" draw:layer="layout" svg:width="5.811cm" svg:height="1.648cm" svg:x="14.763cm" svg:y="7.65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478cm" svg:y1="8.469cm" svg:x2="14.763cm" svg:y2="8.474cm" draw:start-shape="id5" draw:start-glue-point="7" draw:end-shape="id6" draw:end-glue-point="3" svg:d="M12478 8469l2285 5" svg:viewBox="0 0 2286 6">
          <text:p/>
        </draw:connector>
        <draw:frame draw:style-name="gr3" draw:text-style-name="P3" draw:layer="layout" svg:width="2.894cm" svg:height="0.963cm" svg:x="12.669cm" svg:y="7.657cm">
          <draw:text-box>
            <text:p>Yes</text:p>
          </draw:text-box>
        </draw:frame>
        <draw:frame draw:style-name="gr12" draw:text-style-name="P3" draw:layer="layout" svg:width="6.619cm" svg:height="1.685cm" svg:x="14.763cm" svg:y="7.513cm">
          <draw:text-box>
            <text:p><text:span text:style-name="T1">Airborne</text:span><text:span text:style-name="T4">←</text:span><text:span text:style-name="T1">FALSE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02T13:19:54.549882005</meta:creation-date>
    <dc:date>2019-08-15T17:06:09.959000000</dc:date>
    <meta:editing-duration>PT1H7M28S</meta:editing-duration>
    <meta:editing-cycles>25</meta:editing-cycles>
    <meta:generator>LibreOffice/6.3.0.4$Windows_X86_64 LibreOffice_project/057fc023c990d676a43019934386b85b21a9ee99</meta:generator>
    <meta:document-statistic meta:object-count="48"/>
  </office:meta>
</office:document-meta>
</file>